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00"/>
    </style:style>
    <style:style style:name="P8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666600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ff"/>
    </style:style>
    <style:style style:name="T7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</text:p>
      <text:list xml:id="list27234951" text:style-name="L1">
        <text:list-item>
          <text:p text:style-name="P4">Settings [name:Settings]</text:p>
          <text:list>
            <text:list-item>
              <text:p text:style-name="P4">Defaults</text:p>
              <text:list>
                <text:list-item>
                  <text:p text:style-name="P4">Get-Today-Date is the system date from a database function or stored procedure</text:p>
                </text:list-item>
              </text:list>
            </text:list-item>
            <text:list-item>
              <text:p text:style-name="P4">Feature thoughts</text:p>
              <text:list>
                <text:list-item>
                  <text:p text:style-name="P4">Data to PDF format data from db using template and export to PDF.</text:p>
                </text:list-item>
              </text:list>
            </text:list-item>
            <text:list-item>
              <text:p text:style-name="P4">Functional and Non Functional Requirements</text:p>
              <text:list>
                <text:list-item>
                  <text:p text:style-name="P4">Functional and non-functional requirements have two functions. 1) they name and describe the requirement and 2) they reference the requirement.</text:p>
                </text:list-item>
                <text:list-item>
                  <text:p text:style-name="P4">The name and description are universal they apply to that named requirement everywhere.</text:p>
                </text:list-item>
                <text:list-item>
                  <text:p text:style-name="P4">The reference contains the name of the requirement and does not contain a description ... lack of a description mean the requirement is a reference.</text:p>
                </text:list-item>
              </text:list>
            </text:list-item>
            <text:list-item>
              <text:p text:style-name="P4">Interfaces</text:p>
              <text:list>
                <text:list-item>
                  <text:p text:style-name="P4">user</text:p>
                </text:list-item>
                <text:list-item>
                  <text:p text:style-name="P4">software</text:p>
                </text:list-item>
                <text:list-item>
                  <text:p text:style-name="P4">hardware</text:p>
                </text:list-item>
              </text:list>
            </text:list-item>
            <text:list-item>
              <text:p text:style-name="P4">Rights [required: required or xsl scripts will not run]</text:p>
              <text:list>
                <text:list-item>
                  <text:p text:style-name="P4">create</text:p>
                </text:list-item>
                <text:list-item>
                  <text:p text:style-name="P4">read [definition: read from internal storage and display as text]</text:p>
                </text:list-item>
                <text:list-item>
                  <text:p text:style-name="P4">update</text:p>
                </text:list-item>
                <text:list-item>
                  <text:p text:style-name="P4">delete</text:p>
                </text:list-item>
                <text:list-item>
                  <text:p text:style-name="P4">deactivate</text:p>
                </text:list-item>
              </text:list>
            </text:list-item>
            <text:list-item>
              <text:p text:style-name="P4">ShowOn-Types</text:p>
              <text:list>
                <text:list-item>
                  <text:p text:style-name="P4">create</text:p>
                </text:list-item>
                <text:list-item>
                  <text:p text:style-name="P4">read</text:p>
                </text:list-item>
                <text:list-item>
                  <text:p text:style-name="P4">update</text:p>
                </text:list-item>
                <text:list-item>
                  <text:p text:style-name="P4">delete</text:p>
                </text:list-item>
              </text:list>
            </text:list-item>
            <text:list-item>
              <text:p text:style-name="P4">Data</text:p>
              <text:list>
                <text:list-item>
                  <text:p text:style-name="P3"><text:span text:style-name="T1">table [name:</text:span><text:span text:style-name="T5">NRN_Activity_Summary</text:span><text:span text:style-name="T1">]</text:span></text:p>
                  <text:list>
                    <text:list-item>
                      <text:p text:style-name="P3"><text:span text:style-name="T1">record [role:(nrn-editor)][act_aip_name:The house on the corner] [act_invites:3] [act_comments:5] [act_replies:10] <text:s/>[act_changes:150] [act_type:National-Register] 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3"><text:span text:style-name="T1">record [role:(nrn-editor-proxy)][act_aip_name:The house on the corner] [act_invites:3] [act_comments:5] [act_replies:10] <text:s/>[act_changes:150] <text:s/>[act_type:National-Register]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3"><text:span text:style-name="T1">record [role:(nrn-help-desk)][act_aip_name:The house on the corner] [act_invites:3] [act_comments:5] [act_replies:10] <text:s/>[act_changes:150] [act_type:National-Register] 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3"><text:span text:style-name="T1">record [role:(er-editor)][act_aip_name:Blue Bus] [act_invites:1] [act_comments:3] [act_replies:10] <text:s/>[act_changes:50] [act_type:Environmental-Review] [act_owner: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3"><text:span text:style-name="T1">record [role:(er-editor-proxy)][act_aip_name:Blue Bus] [act_invites:1] [act_comments:3] [act_replies:10] <text:s/>[act_changes:50] <text:s/>[act_type:Environmental-Review]][act_owner: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3"><text:span text:style-name="T1">record [role:(er-help-desk)][act_aip_name:The house on the corner] [act_invites:1] [act_comments:3] [act_replies:10] <text:s/>[act_changes:50] [act_type:Environmental-Review]] [act_owner:</text:span><text:a xlink:type="simple" xlink:href="mailto:smithj@yahoo.com"><text:span text:style-name="T1">smythj@yahoo.com</text:span></text:a><text:span text:style-name="T1">]</text:span></text:p>
                    </text:list-item>
                  </text:list>
                </text:list-item>
                <text:list-item>
                  <text:p text:style-name="P4">table [name:NRN_Upcoming_Dead_Line]</text:p>
                  <text:list>
                    <text:list-item>
                      <text:p text:style-name="P3"><text:span text:style-name="T1">record [role:(nrn-editor)][dl_aip_name:The house on the corner] [dl_days:12] [dl_type:Nationall-Register][dl_date:10/23/2011] [dl_rn_owner:</text:span><text:a xlink:type="simple" xlink:href="mailto:smithj@yahoo.com"><text:span text:style-name="T1">smythj@yahoo.com</text:span></text:a><text:span text:style-name="T1">] </text:span></text:p>
                    </text:list-item>
                    <text:list-item>
                      <text:p text:style-name="P3"><text:span text:style-name="T1">record [role:(nrn-editor-proxy)][dl_aip_name:The house on the corner] [dl_days:12] [dl_date:10/23/2011] [dl_type:Nationall-Register][dl_rn_owner: 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3"><text:span text:style-name="T1">record [role:(nrn-help-desk)][dl_aip_name:The house on the corner] [dl_days:12] [dl_date:10/23/2011] [dl_type:Nationall-Register][dl_rn_owner: 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3"><text:span text:style-name="T1">record [role:(er-editor)][dl_aip_name:Blue Bus] [dl_days:30] [dl_date:12/23/2011] [dl_type:Environmental-Review][dl_rn_owner:smythj</text:span><text:a xlink:type="simple" xlink:href="mailto:smithj@yahoo.com"><text:span text:style-name="T1">@yahoo.com</text:span></text:a><text:span text:style-name="T1">] </text:span></text:p>
                    </text:list-item>
                    <text:list-item>
                      <text:p text:style-name="P3"><text:span text:style-name="T1">record [role:(er-editor-proxy)][dl_aip_name:Blue Bus] [dl_days:30] [dl_date:12/23/2011] [dl_type:Environmental-Review][dl_rn_owner: 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3"><text:span text:style-name="T1">record [role:(er-help-desk)][dl_aip_name:Blue Bus] [dl_days:30] [dl_date:12/23/2011] [dl_type:Environmental-Review][dl_rn_owner: smythj@yahoo.com]</text:span></text:p>
                    </text:list-item>
                  </text:list>
                </text:list-item>
                <text:list-item>
                  <text:p text:style-name="P3"><text:span text:style-name="T1">table [name:</text:span><text:span text:style-name="T5">Applications_In_Progress</text:span><text:span text:style-name="T1">]</text:span></text:p>
                  <text:list>
                    <text:list-item>
                      <text:p text:style-name="P3"><text:span text:style-name="T1">record [role:(nrn-editor)][aip_name:The house on the corner] [aip_type:</text:span><text:span text:style-name="T4">National-Register</text:span><text:span text:style-name="T1">] [aip_owner:smythj@yahoo.com] [aip_insertdate:10/03/2011] </text:span></text:p>
                    </text:list-item>
                    <text:list-item>
                      <text:p text:style-name="P3"><text:span text:style-name="T1">record [role:(nrn-editor-proxy)][aip_name:The house on the corner] [aip_type:</text:span><text:span text:style-name="T4">National-Register</text:span><text:span text:style-name="T1">] [aip_owner:smythj@yahoo.com] [aip_insertdate:10/03/2011] </text:span></text:p>
                    </text:list-item>
                    <text:list-item>
                      <text:p text:style-name="P3"><text:span text:style-name="T1">record [role:(nrn-reviewer)][aip_name:The house on the corner] [aip_type:</text:span><text:span text:style-name="T4">National-Register</text:span><text:span text:style-name="T1">] [aip_owner:smythj@yahoo.com] [aip_insertdate:10/03/2011] </text:span></text:p>
                    </text:list-item>
                    <text:list-item>
                      <text:p text:style-name="P3"><text:span text:style-name="T1">record [role:(nrn-help-desk)][aip_name:Blue Bus] [aip_type:</text:span><text:span text:style-name="T4">National-Register]</text:span><text:span text:style-name="T1"> [aip_owner:smythj@yahoo.com] [aip_insertdate:10/03/2011] </text:span></text:p>
                    </text:list-item>
                    <text:list-item>
                      <text:p text:style-name="P3"><text:span text:style-name="T1">record [role:(nrn-approver)][aip_name:Blue Bus] [aip_type:</text:span><text:span text:style-name="T4">National-Register]</text:span><text:span text:style-name="T1"> [aip_owner:smythj@yahoo.com] [aip_insertdate:10/03/2011] </text:span></text:p>
                    </text:list-item>
                    <text:list-item>
                      <text:p text:style-name="P3"><text:span text:style-name="T1">record [role:(er-editor)][aip_name:Blue Bus] [aip_type:</text:span><text:span text:style-name="T4">Environmental-Review</text:span><text:span text:style-name="T1">] [aip_owner:smythj@yahoo.com] [aip_insertdate:10/03/2011] </text:span></text:p>
                    </text:list-item>
                    <text:list-item>
                      <text:p text:style-name="P3"><text:span text:style-name="T1">record [role:(er-editor-proxy)][aip_name:Blue Bus] [aip_type:</text:span><text:span text:style-name="T4">Environmental-Review</text:span><text:span text:style-name="T1">] [aip_owner:smythj@yahoo.com] [aip_insertdate:10/03/2011] </text:span></text:p>
                    </text:list-item>
                    <text:list-item>
                      <text:p text:style-name="P3"><text:span text:style-name="T1">record [role:(er-reviewer)][aip_name:Blue Bus] [aip_type:</text:span><text:span text:style-name="T4">Environmental-Review</text:span><text:span text:style-name="T1">] [aip_owner:smythj@yahoo.com] [aip_insertdate:10/03/2011] </text:span></text:p>
                    </text:list-item>
                    <text:list-item>
                      <text:p text:style-name="P3"><text:span text:style-name="T1">record [role:(er-help-desk)][aip_name:Blue Bus] [aip_type:</text:span><text:span text:style-name="T4">Environmental-Review</text:span><text:span text:style-name="T1">] [aip_owner:smythj@yahoo.com] [aip_insertdate:10/03/2011] </text:span></text:p>
                    </text:list-item>
                    <text:list-item>
                      <text:p text:style-name="P3"><text:span text:style-name="T1">record [role:(er-approver)][aip_name:Blue Bus] [aip_type:</text:span><text:span text:style-name="T4">Environmental-Review</text:span><text:span text:style-name="T1">] [aip_owner:smythj@yahoo.com] [aip_insertdate:10/03/2011] </text:span></text:p>
                    </text:list-item>
                  </text:list>
                </text:list-item>
                <text:list-item>
                  <text:p text:style-name="P3"><text:span text:style-name="T1">table [name:</text:span><text:span text:style-name="T5">Registrants</text:span><text:span text:style-name="T1">]</text:span></text:p>
                  <text:list>
                    <text:list-item>
                      <text:p text:style-name="P4">record [role:(registrant)] [rn_name:James Tiberius Smyth II] [rn_email:smythj@yahoo.com] [rn_password:********] [rn_type:(registrant)] [rn_insertdate:10/01/2011] </text:p>
                    </text:list-item>
                    <text:list-item>
                      <text:p text:style-name="P10"/>
                    </text:list-item>
                    <text:list-item>
                      <text:p text:style-name="P8">record [role:(nrn-editor)] [rn_name:James Tiberius Smyth II] [rn_email:smythj@yahoo.com] [rn_password:********] [rn_type:(registrant)] [rn_insertdate:10/03/2011] </text:p>
                    </text:list-item>
                    <text:list-item>
                      <text:p text:style-name="P7"><text:span text:style-name="T1">record [role:(nrn-editor-proxy)] [rn_name: Sirocco Quinton Jones] [rn_email:jonesc@google.com] [rn_password:********] [rn_type:(registrant)] [rn_insertdate:10/04/2011] </text:span></text:p>
                    </text:list-item>
                    <text:list-item>
                      <text:p text:style-name="P10">record [role:(nrn-reviewer)] [rn_name:Ted G] [rn_email:tg@michigan.gov] [rn_password:********] [rn_type:(nrn_reviewer)] [rn_insertdate:01/03/2011] </text:p>
                    </text:list-item>
                    <text:list-item>
                      <text:p text:style-name="P10">record [role:(nrn-approver)] [rn_name: Sally R] [rn_email:sr@michignan.gov] [rn_password:********] [rn_type:(nrn_approver)] [rn_insertdate:01/30/2011] </text:p>
                    </text:list-item>
                    <text:list-item>
                      <text:p text:style-name="P10">record [role:(nrn-manager)] [rn_name: Roger D] [rn_email:rd@michignan.gov] [rn_password:********] [rn_type:(er_manager)] [rn_insertdate:01/30/2011] </text:p>
                    </text:list-item>
                    <text:list-item>
                      <text:p text:style-name="P10">record [role:(nrn-help-desk)] [rn_name: Tom Trainer] [rn_email:tt@michignan.gov] [rn_password:********] [rn_type:(gov_registrant)] [rn_insertdate:01/30/2011] </text:p>
                    </text:list-item>
                    <text:list-item>
                      <text:p text:style-name="P10"><text:span text:style-name="T1"/></text:p>
                    </text:list-item>
                    <text:list-item>
                      <text:p text:style-name="P10"><text:span text:style-name="T1">record [role:(gov-registrant)] [rn_name: Mr Biggles] [rn_email:mrbiggles@michigan.gov] [rn_password:********] [rn_type:(gov-registrant)] [rn_insertdate:10/03/2011] </text:span></text:p>
                    </text:list-item>
                    <text:list-item>
                      <text:p text:style-name="P3"><text:span text:style-name="T1">record [role:(er-editor)] [rn_name:James Tiberius Smyth II] [rn_email:smythj@yahoo.com] [rn_password:********] [rn_type:(registrant)] [rn_insertdate:10/03/2011] </text:span></text:p>
                    </text:list-item>
                    <text:list-item>
                      <text:p text:style-name="P4">record [role:(er-editor-proxy)] [rn_name: Matilda Johnson] [rn_email:mj@yahoo.com] [rn_password:********] [rn_type:(registrant)] [rn_insertdate:10/04/2011] </text:p>
                    </text:list-item>
                    <text:list-item>
                      <text:p text:style-name="P10">record [role:(er-reviewer)] [rn_name: Diane T] [rn_email:dt@michignan.gov] [rn_password:********] [rn_type:(gov_registrant)] [rn_insertdate:01/30/2011] </text:p>
                    </text:list-item>
                    <text:list-item>
                      <text:p text:style-name="P10">record [role:(er-approver)] [rn_name: Billy C] [rn_email:bc@michignan.gov] [rn_password:********] [rn_type:(gov_registrant)] [rn_insertdate:01/30/2011] </text:p>
                    </text:list-item>
                    <text:list-item>
                      <text:p text:style-name="P10">record [role:(er-manager)] [rn_name: Barney R] [rn_email:br@michignan.gov] [rn_password:********] [rn_type:(gov_registrant)] [rn_insertdate:01/30/2011] </text:p>
                    </text:list-item>
                    <text:list-item>
                      <text:p text:style-name="P10">record [role:(er-help-desk)] [rn_name: Tom Trainer] [rn_email:tt@michignan.gov] [rn_password:********] [rn_type:(gov_registrant)] [rn_insertdate:01/30/2011] </text:p>
                    </text:list-item>
                  </text:list>
                </text:list-item>
                <text:list-item>
                  <text:p text:style-name="P3"><text:span text:style-name="T1">table [name:</text:span><text:span text:style-name="T5">Telephones</text:span><text:span text:style-name="T1">]</text:span></text:p>
                  <text:list>
                    <text:list-item>
                      <text:p text:style-name="P4">record [role:(registrant)][ph_number:] [ph_type:] [ph_owner:] [ph_insertdate:] </text:p>
                    </text:list-item>
                    <text:list-item>
                      <text:p text:style-name="P4">record [role:(nrn-editor)][ph_number:444.444.4444] [ph_type:mobile] [ph_owner:smythj@yahoo.com] [ph_insertdate:10/03/2011] </text:p>
                    </text:list-item>
                    <text:list-item>
                      <text:p text:style-name="P4">record [role:(nrn-editor-proxy][ph_number:444.444.3333] [ph_type:mobile] [ph_owner:jonesc@google.com] [ph_insertdate:10/04/2011] </text:p>
                    </text:list-item>
                    <text:list-item>
                      <text:p text:style-name="P4">record [role:(nrn-reviewer)][ph_number:222.444.3332] [ph_type:work] [ph_owner:tg@michigan.gov] [ph_insertdate:11/11/2011] </text:p>
                    </text:list-item>
                    <text:list-item>
                      <text:p text:style-name="P4">record [role:(nrn-manager)][ph_number:222.444.3333] [ph_type:work] [ph_owner:rd@michigan.gov] [ph_insertdate:11/11/2011] </text:p>
                    </text:list-item>
                    <text:list-item>
                      <text:p text:style-name="P4">record [role:(nrn-approver)][ph_number:222.444.3334] [ph_type:work] [ph_owner:sr@michigan.gov] [ph_insertdate:11/11/2011] </text:p>
                    </text:list-item>
                    <text:list-item>
                      <text:p text:style-name="P4">record [role:(nrn-help-desk)][ph_number:222.444.3336] [ph_type:work] [ph_owner:tt@michigan.gov] [ph_insertdate:11/11/2011] </text:p>
                    </text:list-item>
                    <text:list-item>
                      <text:p text:style-name="P4"/>
                    </text:list-item>
                    <text:list-item>
                      <text:p text:style-name="P4">record [role:(gov-registrant)][ph_number:] [ph_type:] [ph_owner:] [ph_insertdate:] </text:p>
                    </text:list-item>
                    <text:list-item>
                      <text:p text:style-name="P4">record [role:(er-editor)][ph_number:444.444.4444] [ph_type:mobile] [ph_owner:smythj@yahoo.com] [ph_insertdate:10/03/2011] </text:p>
                    </text:list-item>
                    <text:list-item>
                      <text:p text:style-name="P4">record [role:(er-editor-proxy)][ph_number:333.444.3333] [ph_type:mobile] [ph_owner:johnsonm@yahoo.com] [ph_insertdate:10/04/2011] </text:p>
                    </text:list-item>
                    <text:list-item>
                      <text:p text:style-name="P4">record [role:(er-reviewer)][ph_number:222.444.3333] [ph_type:work] [ph_owner:dt@michigan.gov] [ph_insertdate:11/11/2011] </text:p>
                    </text:list-item>
                    <text:list-item>
                      <text:p text:style-name="P4">record [role:(er-manager)][ph_number:222.444.3333] [ph_type:work] [ph_owner:rd@michigan.gov] [ph_insertdate:11/11/2011] </text:p>
                    </text:list-item>
                    <text:list-item>
                      <text:p text:style-name="P4">record [role:(er-approver)][ph_number:222.444.3335] [ph_type:work] [ph_owner:bc@michigan.gov] [ph_insertdate:11/11/2011] </text:p>
                    </text:list-item>
                    <text:list-item>
                      <text:p text:style-name="P4">record [role:(er-help-desk)][ph_number:222.444.3336] [ph_type:work] [ph_owner:tt@michigan.gov] [ph_insertdate:11/11/2011] </text:p>
                    </text:list-item>
                    <text:list-item>
                      <text:p text:style-name="P4"/>
                    </text:list-item>
                  </text:list>
                </text:list-item>
                <text:list-item>
                  <text:p text:style-name="P3"><text:span text:style-name="T1">table [name:</text:span><text:span text:style-name="T5">Mailing_Addresses</text:span><text:span text:style-name="T1">]</text:span></text:p>
                  <text:list>
                    <text:list-item>
                      <text:p text:style-name="P4">record [role:(registrant)] [ma_street:] [ma_municipality:] [ma_state:] [ma_postalcode:] [ma_owner:][ma_insertdate:] </text:p>
                    </text:list-item>
                    <text:list-item>
                      <text:p text:style-name="P4">record [role:(nrn-editor)] [ma_street:6767 West St] [ma_municipality:Caseville] [ma_state:MI] [ma_postalcode:48725] [ma_owner:smythj@yahoo.com][ma_insertdate:10/03/2011] </text:p>
                    </text:list-item>
                    <text:list-item>
                      <text:p text:style-name="P6">record [role:(nrn-editor-proxy)] [ma_street:90 Main St] [ma_municipality:Lansing] [ma_state:MI] [ma_postalcode:48712] [ma_owner:jonesc@google.com][ma_insertdate:10/03/2011] </text:p>
                    </text:list-item>
                    <text:list-item>
                      <text:p text:style-name="P6">record [role:(nrn-reviewer)] [ma_street: 101 Allegen] [ma_municipality:Lansing] [ma_state:MI] [ma_postalcode:48912] [ma_owner:tg@michigan.gov][ma_insertdate:11/03/2011] </text:p>
                    </text:list-item>
                    <text:list-item>
                      <text:p text:style-name="P6">record [role:(nrn-approver)] [ma_street: 101 Allegen] [ma_municipality:Lansing] [ma_state:MI] [ma_postalcode:48912] [ma_owner:sr@michigan.gov][ma_insertdate:11/03/2011] </text:p>
                    </text:list-item>
                    <text:list-item>
                      <text:p text:style-name="P6">record [role:(nrn-manager)] [ma_street: 101 Allegen] [ma_municipality:Lansing] [ma_state:MI] [ma_postalcode:48912] [ma_owner:tg@michigan.gov][ma_insertdate:11/03/2011] </text:p>
                    </text:list-item>
                    <text:list-item>
                      <text:p text:style-name="P6">record [role:(nrn-help-desk)] [ma_street:101 Allegen] [ma_municipality:Lansing] [ma_state:MI] [ma_postalcode:48912] [ma_owner:tt@michigan.gov][ma_insertdate:11/13/2011] </text:p>
                    </text:list-item>
                    <text:list-item>
                      <text:p text:style-name="P6"/>
                    </text:list-item>
                    <text:list-item>
                      <text:p text:style-name="P6">record [role:(gov-registrant)] [ma_street:] [ma_municipality:] [ma_state:] [ma_postalcode:] [ma_owner:][ma_insertdate:] </text:p>
                    </text:list-item>
                    <text:list-item>
                      <text:p text:style-name="P8">record [role:(er-editor)] [ma_street:6767 West St] [ma_municipality:Caseville] [ma_state:MI] [ma_postalcode:48725] [ma_owner:smythj@yahoo.com][ma_insertdate:10/03/2011] </text:p>
                    </text:list-item>
                    <text:list-item>
                      <text:p text:style-name="P8">record [role:(er-editor-proxy)] [ma_street: 2512 Cedar St] [ma_municipality:Lansing] [ma_state:MI] [ma_postalcode:48712] [ma_owner:johnsonm@yahoo.com][ma_insertdate:10/03/2011] </text:p>
                    </text:list-item>
                    <text:list-item>
                      <text:p text:style-name="P3"><text:span text:style-name="T7">record [role:(er-reviewer)] [ma_street: 101 Allegen] [ma_municipality:Lansing] [ma_state:MI] [ma_postalcode:48912] [ma_owner:</text:span><text:a xlink:type="simple" xlink:href="mailto:dt@michigan.gov">dt@michigan.gov</text:a><text:span text:style-name="T7">][ma_insertdate:11/03/2011] </text:span></text:p>
                    </text:list-item>
                    <text:list-item>
                      <text:p text:style-name="P6">record [role:(er-approver)] [ma_street: 101 Allegen] [ma_municipality:Lansing] [ma_state:MI] [ma_postalcode:48912] [ma_owner:bc@michigan.gov][ma_insertdate:11/03/2011] </text:p>
                    </text:list-item>
                    <text:list-item>
                      <text:p text:style-name="P6">record [role:(er-manager)] [ma_street: 101 Allegen] [ma_municipality:Lansing] [ma_state:MI] [ma_postalcode:48912] [ma_owner:rd@michigan.gov][ma_insertdate:11/03/2011] </text:p>
                    </text:list-item>
                    <text:list-item>
                      <text:p text:style-name="P6">record [role:(er-help-desk)] [ma_street:101 Allegen] [ma_municipality:Lansing] [ma_state:MI] [ma_postalcode:48912] [ma_owner:tt@michigan.gov][ma_insertdate:11/13/2011] 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35310179" text:continue-numbering="true" text:style-name="L1">
        <text:list-item>
          <text:list>
            <text:list-item>
              <text:list>
                <text:list-item>
                  <text:p text:style-name="P3"><text:span text:style-name="T1">table [name:</text:span><text:span text:style-name="T5">IndividualStatus</text:span><text:span text:style-name="T1">]</text:span></text:p>
                  <text:list>
                    <text:list-item>
                      <text:p text:style-name="P4">record [role:(registrant)] <text:s/>[exp_experience: ] [exp_expertise: ] [exp_status: ] [exp_insertdate: ] [exp_owner:]</text:p>
                    </text:list-item>
                    <text:list-item>
                      <text:p text:style-name="P3"><text:span text:style-name="T1">record [role:(nrn-editor)] <text:s/>[exp_experience: Novice] [exp_expertise:Novice] [exp_status:Novice] [exp_insertdate: 10/05/2011] [exp_owner:smythj@yahoo.com]</text:span></text:p>
                    </text:list-item>
                    <text:list-item>
                      <text:p text:style-name="P3"><text:span text:style-name="T1">record [role:(nrn-editor-proxy)] <text:s/>[exp_experience: Successful Nomination] [exp_expertise:Related Training] [exp_status: Apprentice] [exp_insertdate: 10/04/2011][exp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3"><text:span text:style-name="T1">record [role:(nrn-reviewer)] <text:s/>[exp_experience: Successful Project] [exp_expertise:Professional Training] [exp_status: Professional] [exp_insertdate: 11/14/2011] [exp_owner:tg</text:span><text:a xlink:type="simple" xlink:href="mailto:jones@yahoo.com"><text:span text:style-name="T1">@</text:span></text:a><text:span text:style-name="T1">michigan.gov]</text:span></text:p>
                    </text:list-item>
                    <text:list-item>
                      <text:p text:style-name="P3"><text:span text:style-name="T7">record [role:(nrn-approver) ] <text:s/>[exp_experience:Prtfolio of Projects ] [exp_expertise: Advanced Training] [exp_status: Advanced Professional] [exp_insertdate: 10/12/2011] [exp_owner:</text:span><text:a xlink:type="simple" xlink:href="mailto:sr@michigan.gov">sr@michigan.gov</text:a><text:span text:style-name="T7">]</text:span></text:p>
                    </text:list-item>
                    <text:list-item>
                      <text:p text:style-name="P4"><text:span text:style-name="T6">record [role:(nrn-manager) ] <text:s/>[exp_experience:Portfolio of Projects ] [exp_expertise: Advanced Training] [exp_status: Advanced Professional] [exp_insertdate: 10/12/2011] [exp_owner:rd@michigan.gov]</text:span></text:p>
                    </text:list-item>
                    <text:list-item>
                      <text:p text:style-name="P3"><text:span text:style-name="T1">record [role:(nrn-help-desk)] <text:s/>[exp_experience: </text:span><text:span text:style-name="T7">Portfolio of Projects </text:span><text:span text:style-name="T1">] [exp_expertise: </text:span><text:span text:style-name="T7">Advanced Training</text:span><text:span text:style-name="T1">] [exp_status: </text:span><text:span text:style-name="T7">Advanced Professional</text:span><text:span text:style-name="T1">] [exp_insertdate:11/14/2011 ] [exp_owner:tt@michigan.gov]</text:span></text:p>
                    </text:list-item>
                    <text:list-item>
                      <text:p text:style-name="P4"/>
                    </text:list-item>
                    <text:list-item>
                      <text:p text:style-name="P4"><text:span text:style-name="T1">record [role:(gov-registrant)] <text:s/>[exp_experience: ] [exp_expertise: ] [exp_status: ] [exp_insertdate: ] [exp_owner:]</text:span></text:p>
                    </text:list-item>
                    <text:list-item>
                      <text:p text:style-name="P3"><text:span text:style-name="T1">record [role:(er-editor)] <text:s/>[exp_experience: Novice] [exp_expertise:Novice] [exp_status:Novice] [exp_insertdate: 10/05/2011] [exp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3"><text:span text:style-name="T7">record [role:(er-editor-proxy)] <text:s/>[exp_experience: Portfolio of Projects] [exp_expertise:Advanced Training] [exp_status: Advanced Professional] [exp_insertdate: 10/05/2011] [exp_owner:</text:span><text:a xlink:type="simple" xlink:href="mailto:johnsonm@yahoo.com">johnsonm@yahoo.com</text:a><text:span text:style-name="T7">]</text:span></text:p>
                    </text:list-item>
                    <text:list-item>
                      <text:p text:style-name="P3"><text:span text:style-name="T7">record [role:(er-reviewer)] <text:s/>[exp_experience: Portfolio of Projects] [exp_expertise: Advanced Training] [exp_status: Advanced Professional] [exp_insertdate: 10/06/2011] [exp_owner:dt@michigan.gov]</text:span></text:p>
                    </text:list-item>
                    <text:list-item>
                      <text:p text:style-name="P3"><text:span text:style-name="T7">record [role:(er-approver)] <text:s/>[exp_experience: Portfolio of Projects] [exp_expertise: Advanced Training] [exp_status: Advanced Professional] [exp_insertdate: 10/06/2011] [exp_owner:</text:span><text:a xlink:type="simple" xlink:href="mailto:bc@michigan.gov">bc@michigan.gov</text:a><text:span text:style-name="T7">]</text:span></text:p>
                    </text:list-item>
                    <text:list-item>
                      <text:p text:style-name="P3"><text:span text:style-name="T7">record [role:(er-manager)] <text:s/>[exp_experience: Portfolio of Projects] [exp_expertise: Advanced Training] [exp_status: Advanced Professional] [exp_insertdate: 10/06/2011] [exp_owner:br@michigan.gov]</text:span></text:p>
                    </text:list-item>
                    <text:list-item>
                      <text:p text:style-name="P3"><text:span text:style-name="T7">record [role:(er-help-desk)] <text:s/>[exp_experience: Portfolio of Projects ] [exp_expertise: Advanced Training] [exp_status: Advanced Professional] [exp_insertdate:11/14/2011 ] [exp_owner:tt@michigan.gov]</text:span></text:p>
                    </text:list-item>
                  </text:list>
                </text:list-item>
                <text:list-item>
                  <text:p text:style-name="P3"><text:span text:style-name="T1">table [name:</text:span><text:span text:style-name="T5">Comments</text:span><text:span text:style-name="T1">]</text:span></text:p>
                  <text:list>
                    <text:list-item>
                      <text:p text:style-name="P4">record [role:(registrant)] [cm_no:] [cm_threadno:] [cm_text: ] [cm_rnno:] [cm_pgno:] [cm_prno:] [cm_insertdate:] [cm_owner:]</text:p>
                    </text:list-item>
                    <text:list-item>
                      <text:p text:style-name="P4">record [role:(nrn-editor)] [cm_no:] [cm_threadno:] [cm_text: you bet] [cm_rnno:] [cm_pgno:] [cm_prno:] [cm_insertdate:10/04/2011] [cm_owner:smythj@yahoo.com]</text:p>
                    </text:list-item>
                    <text:list-item>
                      <text:p text:style-name="P3"><text:span text:style-name="T1">record [role:(nrn-editor-proxy)] [cm_no:] [cm_threadno:] [cm_text: needs pain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3"><text:span text:style-name="T1">record [role:(nrn-reviewer)] [cm_no:] [cm_threadno:] [cm_text: needs and some soap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3"><text:span text:style-name="T1">record [role:(nrn-approver)] [cm_no:] [cm_threadno:] [cm_text: go to go] [cm_rnno:] [cm_pgno:] [cm_prno:] [cm_insertdate:10/05/2011] [cm_owner:</text:span><text:a xlink:type="simple" xlink:href="mailto:tg@michigan.gov"><text:span text:style-name="T1">tg@michigan.gov</text:span></text:a><text:span text:style-name="T1">]</text:span></text:p>
                    </text:list-item>
                    <text:list-item>
                      <text:p text:style-name="P3"><text:span text:style-name="T1">record [role:(nrn-help-desk)] [cm_no:] [cm_threadno:] [cm_text: go to go] [cm_rnno:] [cm_pgno:] [cm_prno:] [cm_insertdate:10/05/2011] [cm_owner:</text:span><text:a xlink:type="simple" xlink:href="mailto:tg@michigan.gov"><text:span text:style-name="T1">tg@michigan.gov</text:span></text:a><text:span text:style-name="T1">]</text:span></text:p>
                    </text:list-item>
                    <text:list-item>
                      <text:p text:style-name="P3"><text:span text:style-name="T1"/></text:p>
                    </text:list-item>
                    <text:list-item>
                      <text:p text:style-name="P4">record [role:(gov-registrant)] [cm_no:] [cm_threadno:] [cm_text: ] [cm_rnno:] [cm_pgno:] [cm_prno:] [cm_insertdate:] [cm_owner:]</text:p>
                    </text:list-item>
                    <text:list-item>
                      <text:p text:style-name="P4">record [role:(er-editor)] [cm_no:] [cm_threadno:] [cm_text: winter is cold] [cm_rnno:] [cm_pgno:] [cm_prno:] [cm_insertdate:10/04/2011] [cm_owner:smythj@yahoo.com]</text:p>
                    </text:list-item>
                    <text:list-item>
                      <text:p text:style-name="P3"><text:span text:style-name="T1">record [role:(er-editor-proxy)] [cm_no:] [cm_threadno:] [cm_text: this is i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3"><text:span text:style-name="T1">record [role:(er-reviewer)] [cm_no:] [cm_threadno:] [cm_text: this is i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3"><text:span text:style-name="T1">record [role:(er-approver)] [cm_no:] [cm_threadno:] [cm_text: do not wait do it] [cm_rnno:] [cm_pgno:] [cm_prno:] [cm_insertdate:10/05/2011] [cm_owner:</text:span><text:a xlink:type="simple" xlink:href="mailto:dt@michigan.gov"><text:span text:style-name="T1">dt@michigan.gov</text:span></text:a><text:span text:style-name="T1">]</text:span></text:p>
                    </text:list-item>
                    <text:list-item>
                      <text:p text:style-name="P3"><text:span text:style-name="T1">record [role:(er-help-desk)] [cm_no:] [cm_threadno:] [cm_text: do not wait do it] [cm_rnno:] [cm_pgno:] [cm_prno:] [cm_insertdate:10/05/2011] [cm_owner:dt</text:span><text:a xlink:type="simple" xlink:href="mailto:jones@yahoo.com"><text:span text:style-name="T1">@</text:span></text:a><text:span text:style-name="T1">michigan.gov]</text:span></text:p>
                    </text:list-item>
                  </text:list>
                </text:list-item>
                <text:list-item>
                  <text:p text:style-name="P4"><text:s text:c="2"/></text:p>
                </text:list-item>
              </text:list>
            </text:list-item>
            <text:list-item>
              <text:p text:style-name="P4">Sessions</text:p>
              <text:list>
                <text:list-item>
                  <text:p text:style-name="P4">(registrant) [email:<text:a xlink:type="simple" xlink:href="mailto:smythj@yahoo.com">smythj@yahoo.com</text:a>]</text:p>
                </text:list-item>
                <text:list-item>
                  <text:p text:style-name="P4">(gov-registrant) [email:mrbiggles<text:a xlink:type="simple" xlink:href="mailto:smithj@yahoo.com">@</text:a>michigan.gov]</text:p>
                </text:list-item>
                <text:list-item>
                  <text:p text:style-name="P3"><text:span text:style-name="T1">(nrn-editor) [email:</text:span><text:a xlink:type="simple" xlink:href="mailto:smithj@yahoo.com"><text:span text:style-name="T1">smythj@yahoo.com</text:span></text:a><text:span text:style-name="T1">]</text:span></text:p>
                </text:list-item>
                <text:list-item>
                  <text:p text:style-name="P3"><text:span text:style-name="T1">(nrn-editor-proxy) [email:</text:span><text:a xlink:type="simple" xlink:href="mailto:jonesc@google.com"><text:span text:style-name="T1">jonesc@google.com</text:span></text:a><text:span text:style-name="T1"> ]</text:span></text:p>
                </text:list-item>
                <text:list-item>
                  <text:p text:style-name="P4">(nrn-reviewer)[email:tg@michigan.gov]</text:p>
                </text:list-item>
                <text:list-item>
                  <text:p text:style-name="P3"><text:span text:style-name="T1">(nrn-help-desk)[email:</text:span><text:a xlink:type="simple" xlink:href="mailto:tt@michigan.gov"><text:span text:style-name="T1">tt@michigan.gov</text:span></text:a><text:span text:style-name="T1">]</text:span></text:p>
                </text:list-item>
                <text:list-item>
                  <text:p text:style-name="P4">(nrn-approver)[email:<text:a xlink:type="simple" xlink:href="mailto:sr@michigan.gov">sr@michigan.gov</text:a>]</text:p>
                </text:list-item>
                <text:list-item>
                  <text:p text:style-name="P4">(nrn-manager)[email:rd@michigan.gov]</text:p>
                </text:list-item>
                <text:list-item>
                  <text:p text:style-name="P3"><text:span text:style-name="T1">(er-editor)[email:</text:span><text:a xlink:type="simple" xlink:href="mailto:smithj@yahoo.com"><text:span text:style-name="T1">smythj@yahoo.com</text:span></text:a><text:span text:style-name="T1">]</text:span></text:p>
                </text:list-item>
                <text:list-item>
                  <text:p text:style-name="P3"><text:span text:style-name="T1">(er-editor-proxy)[email:</text:span><text:a xlink:type="simple" xlink:href="mailto:johnsonm@yahoo.com"><text:span text:style-name="T1">johnsonm@yahoo.com</text:span></text:a><text:span text:style-name="T1">]</text:span></text:p>
                </text:list-item>
                <text:list-item>
                  <text:p text:style-name="P4">(er-reviewer)[email:<text:a xlink:type="simple" xlink:href="mailto:dt@michigan.gov">dt@michigan.gov</text:a>]</text:p>
                </text:list-item>
                <text:list-item>
                  <text:p text:style-name="P4">(er-approver)[email:<text:a xlink:type="simple" xlink:href="mailto:bc@michigan.gov">bc@michigan.gov</text:a>]</text:p>
                </text:list-item>
                <text:list-item>
                  <text:p text:style-name="P4">(er-manager)[email:rd@michigan.gov]</text:p>
                </text:list-item>
                <text:list-item>
                  <text:p text:style-name="P4">(er-help-desk)[email:<text:a xlink:type="simple" xlink:href="mailto:tt@michigan.gov">tt@michigan.gov</text:a>]</text:p>
                </text:list-item>
                <text:list-item>
                  <text:p text:style-name="P4"/>
                  <text:p text:style-name="P4"/>
                </text:list-item>
              </text:list>
            </text:list-item>
            <text:list-item>
              <text:p text:style-name="P4">Access-Types [definition: Access-Types are required to process the pages]</text:p>
              <text:list>
                <text:list-item>
                  <text:p text:style-name="P3"><text:span text:style-name="T2">(guest) </text:span><text:span text:style-name="T1">[definition: (guest) is a role that gives minimum access to the public system. This level of access allows an actor to initiate the registration process.] [when: automatically][by-whom: automatically] [prerequisites: none]</text:span></text:p>
                </text:list-item>
                <text:list-item>
                  <text:p text:style-name="P3"><text:span text:style-name="T2">(registrant)</text:span><text:span text:style-name="T1"> [definition: (registrant) gives an actor minimum access to the public system to complete the registration process.][prerequisites: none]</text:span></text:p>
                </text:list-item>
                <text:list-item>
                  <text:p text:style-name="P3"><text:span text:style-name="T2">(nrn-editor) </text:span><text:span text:style-name="T1">[definition: (nrn-editor) gives a registant minimum access to initiate and complete one or more national register nominations. <text:s/>This role is assigned automatically when a registrant completes the registration process. In addition, this role can invite other registrants to assist with the preparation of specific nominations.][prerequisites: (registrant)]</text:span></text:p>
                </text:list-item>
                <text:list-item>
                  <text:p text:style-name="P3"><text:span text:style-name="T2">(nrn-editor-proxy) </text:span><text:span text:style-name="T1">[definition: (nrn-editor-proxy) gives a registrant minimum access to a specific national register nomination. <text:s/>This role is assigned by the (nrn-editor) via an invitation to work on the nomination. <text:s/>] [prerequisites: (registrant)]</text:span></text:p>
                </text:list-item>
                <text:list-item>
                  <text:p text:style-name="P3"><text:span text:style-name="T2">(er-editor) </text:span><text:span text:style-name="T1">[definition: (er-editor) gives a registrant minimum access to initiate and complete one or more environmental reviews. <text:s/>This role is <text:s/>assigned automatically when a registrant completes the registration process. <text:s/>In addition, ths role can invite other registrants to assist with the preparation of specific environmental reviews.] [prerequisites: (registrant)]</text:span></text:p>
                </text:list-item>
                <text:list-item>
                  <text:p text:style-name="P3"><text:span text:style-name="T2">(er-editor-proxy) </text:span><text:span text:style-name="T1">[definition: (er-editor-proxy) gives a registrant minimum access to a specific environmental review. <text:s/>This role is assigned by the (er-editor) via an invitation to work on the review.][prerequisites: (registrant)]</text:span></text:p>
                </text:list-item>
              </text:list>
            </text:list-item>
            <text:list-item>
              <text:p text:style-name="P4">Access-Types-Gov</text:p>
              <text:list>
                <text:list-item>
                  <text:p text:style-name="P7"><text:span text:style-name="T2">(gov-guest) </text:span><text:span text:style-name="T1">[definition: (gov-guest) gives actors minimum access to an isolated government system. <text:s/>This level of access allows an actor to initiate the registration process.]</text:span></text:p>
                </text:list-item>
                <text:list-item>
                  <text:p text:style-name="P7"><text:span text:style-name="T2">(gov-registrant)</text:span><text:span text:style-name="T1"> [definition: (gov-registrant) gives an actor minimum access to the govenment system to complete the registration process. This level of access is required for minimal map access.]</text:span></text:p>
                </text:list-item>
                <text:list-item>
                  <text:p text:style-name="P6"><text:span text:style-name="T3">(nrn-reviewer)</text:span>[definition: (nrn-reviewer) gives minimum access to review specific national register nominations. <text:s/>(nrn-reviewer) has access to read, prepare and reply to comments.]</text:p>
                </text:list-item>
                <text:list-item>
                  <text:p text:style-name="P6"><text:span text:style-name="T3">(nrn-approver)</text:span>[definition: ]</text:p>
                </text:list-item>
                <text:list-item>
                  <text:p text:style-name="P6"><text:span text:style-name="T3">(nrn-manager)</text:span>[definition: ]</text:p>
                </text:list-item>
                <text:list-item>
                  <text:p text:style-name="P6"><text:span text:style-name="T3">(nrn-help-desk)</text:span>[definition: (help-desk) gives registants the ability to see the system from the perspective of another registrant. <text:s/>This is meant to facilitate issue resolution via coordination via a phone conversation. <text:s/>The (help-desk) actor can see what the registant is seeing with limitations.]</text:p>
                </text:list-item>
                <text:list-item>
                  <text:p text:style-name="P6"><text:span text:style-name="T3">(er-reviewer)</text:span>[definition: ]</text:p>
                </text:list-item>
                <text:list-item>
                  <text:p text:style-name="P6"><text:span text:style-name="T3">(er-approver)</text:span>[definition: ]</text:p>
                </text:list-item>
                <text:list-item>
                  <text:p text:style-name="P6"><text:span text:style-name="T3">(er-manager)</text:span>[definition: ]</text:p>
                </text:list-item>
                <text:list-item>
                  <text:p text:style-name="P6"><text:span text:style-name="T3">(er-help-desk)</text:span>[definition: (help-desk) gives registants the ability to see the system from the perspective of another registrant. <text:s/>This is meant to facilitate issue resolution via coordination via a phone conversation. <text:s/>The (help-desk) actor can see what the registant is seeing with limitations.]</text:p>
                </text:list-item>
                <text:list-item>
                  <text:p text:style-name="P6"><text:span text:style-name="T3">(system-administrator)</text:span>[definition: (system-administrator) grants <text:s/>(nrn-manager) and (er-manager) roles.]</text:p>
                </text:list-item>
                <text:list-item>
                  <text:p text:style-name="P9"><text:span text:style-name="T3">(workflow-designer)</text:span>[definition: ]</text:p>
                </text:list-item>
              </text:list>
            </text:list-item>
            <text:list-item>
              <text:p text:style-name="P9"/>
            </text:list-item>
            <text:list-item>
              <text:p text:style-name="P4">Rules of Access</text:p>
              <text:list>
                <text:list-item>
                  <text:p text:style-name="P4">Each NRN must have an nrn-editor</text:p>
                </text:list-item>
                <text:list-item>
                  <text:p text:style-name="P4">Each ER must have an er-editor</text:p>
                </text:list-item>
                <text:list-item>
                  <text:p text:style-name="P4">An NRN does not always have an nrn-editor-proxy</text:p>
                </text:list-item>
                <text:list-item>
                  <text:p text:style-name="P4">An ER does not alway have an er-editor-proxy</text:p>
                </text:list-item>
                <text:list-item>
                  <text:p text:style-name="P4">Each NRN must have a nrn-manager</text:p>
                </text:list-item>
                <text:list-item>
                  <text:p text:style-name="P4">Each ER must have an er-manager </text:p>
                </text:list-item>
                <text:list-item>
                  <text:p text:style-name="P4">Each NRN must have at least one nrn-reviewer</text:p>
                </text:list-item>
                <text:list-item>
                  <text:p text:style-name="P4">Each ER must have at least one er-reviewer</text:p>
                  <text:p text:style-name="P4"/>
                </text:list-item>
              </text:list>
            </text:list-item>
            <text:list-item>
              <text:p text:style-name="P4">Mutually Exclusive Access by Actor</text:p>
              <text:list>
                <text:list-item>
                  <text:p text:style-name="P4">(guest)</text:p>
                </text:list-item>
                <text:list-item>
                  <text:p text:style-name="P4">(gov-guest)</text:p>
                </text:list-item>
                <text:list-item>
                  <text:p text:style-name="P4">(registrant)</text:p>
                </text:list-item>
                <text:list-item>
                  <text:p text:style-name="P4">(gov-registrant)</text:p>
                </text:list-item>
                <text:list-item>
                  <text:p text:style-name="P4">(system-administrator)</text:p>
                  <text:p text:style-name="P4"/>
                </text:list-item>
              </text:list>
            </text:list-item>
            <text:list-item>
              <text:p text:style-name="P4">Access Senarios for a Single NRN</text:p>
              <text:list>
                <text:list-item>
                  <text:p text:style-name="P4">(registrant) [limit: 51]</text:p>
                </text:list-item>
                <text:list-item>
                  <text:p text:style-name="P4">(nrn-editor) [limit: 1]</text:p>
                </text:list-item>
                <text:list-item>
                  <text:p text:style-name="P4">(nrn-editor-proxy)[limit: 50]</text:p>
                </text:list-item>
                <text:list-item>
                  <text:p text:style-name="P4">(gov-registrant)[limit: 51]</text:p>
                </text:list-item>
                <text:list-item>
                  <text:p text:style-name="P4">(nrn-manager) [limit: 1]</text:p>
                </text:list-item>
                <text:list-item>
                  <text:p text:style-name="P4">(nrn-reviewer) [limit: 50]</text:p>
                </text:list-item>
                <text:list-item>
                  <text:p text:style-name="P4">(nrn-approver) [limit:1]</text:p>
                </text:list-item>
              </text:list>
            </text:list-item>
          </text:list>
        </text:list-item>
      </text:list>
      <text:p text:style-name="P1"/>
      <text:list xml:id="list35319936" text:continue-numbering="true" text:style-name="L1">
        <text:list-item>
          <text:list>
            <text:list-item>
              <text:p text:style-name="P4">Access Senarios for a Single ER</text:p>
              <text:list>
                <text:list-item>
                  <text:p text:style-name="P4">(registrant) [limit: 51]</text:p>
                </text:list-item>
                <text:list-item>
                  <text:p text:style-name="P4">(er-editor) [limit: 1]</text:p>
                </text:list-item>
                <text:list-item>
                  <text:p text:style-name="P4">(er-editor-proxy)[limit: 50]</text:p>
                </text:list-item>
                <text:list-item>
                  <text:p text:style-name="P4">(gov-registrant)[limit: 51]</text:p>
                </text:list-item>
                <text:list-item>
                  <text:p text:style-name="P4">(er-manager) [limit: 1]</text:p>
                </text:list-item>
                <text:list-item>
                  <text:p text:style-name="P4">(er-reviewer) [limit: 50]</text:p>
                </text:list-item>
                <text:list-item>
                  <text:p text:style-name="P4">(er-approver) [limit:1]</text:p>
                  <text:p text:style-name="P4"/>
                </text:list-item>
              </text:list>
            </text:list-item>
            <text:list-item>
              <text:p text:style-name="P4">Expected-Actor-Access-Combinations</text:p>
              <text:list>
                <text:list-item>
                  <text:p text:style-name="P4">(registrant)</text:p>
                </text:list-item>
                <text:list-item>
                  <text:p text:style-name="P4">(registrant)(nrn-editor)</text:p>
                </text:list-item>
                <text:list-item>
                  <text:p text:style-name="P4">(registrant)(nrn-editor-proxy)</text:p>
                </text:list-item>
                <text:list-item>
                  <text:p text:style-name="P4">(registrant)(nrn-editor)(nrn-editor-proxy)</text:p>
                </text:list-item>
                <text:list-item>
                  <text:p text:style-name="P4">(registrant)(er-editor)</text:p>
                </text:list-item>
                <text:list-item>
                  <text:p text:style-name="P4">(registrant)(er-editor-proxy)</text:p>
                </text:list-item>
                <text:list-item>
                  <text:p text:style-name="P4">(registrant)(er-editor)(er-editor-proxy)</text:p>
                </text:list-item>
                <text:list-item>
                  <text:p text:style-name="P4">(registrant)(nrn-editor)(er-editor)</text:p>
                </text:list-item>
                <text:list-item>
                  <text:p text:style-name="P4">(registrant)(nrn-editor)(er-editor)(nrn-editor-proxy)</text:p>
                </text:list-item>
                <text:list-item>
                  <text:p text:style-name="P4">(registrant)(nrn-editor)(er-editor)(er-editor-proxy)</text:p>
                </text:list-item>
                <text:list-item>
                  <text:p text:style-name="P4">(registrant)(nrn-editor)(er-editor)(nrn-editor-proxy)(er-editor-proxy)</text:p>
                </text:list-item>
                <text:list-item>
                  <text:p text:style-name="P4">(gov-registrant)</text:p>
                </text:list-item>
                <text:list-item>
                  <text:p text:style-name="P4">(gov-registrant)(nrn-manager)</text:p>
                </text:list-item>
                <text:list-item>
                  <text:p text:style-name="P4">(gov-registrant)(nrn-reviewer)</text:p>
                </text:list-item>
                <text:list-item>
                  <text:p text:style-name="P4">(gov-registrant)(nrn-approver)</text:p>
                </text:list-item>
                <text:list-item>
                  <text:p text:style-name="P4">(gov-registrant)(nrn-help-desk)</text:p>
                </text:list-item>
                <text:list-item>
                  <text:p text:style-name="P4">(gov-registrant)(er-manager)</text:p>
                </text:list-item>
                <text:list-item>
                  <text:p text:style-name="P4">(gov-registrant)(er-reviewer)</text:p>
                </text:list-item>
                <text:list-item>
                  <text:p text:style-name="P4">(gov-registrant)(er-approver)</text:p>
                </text:list-item>
                <text:list-item>
                  <text:p text:style-name="P4">(gov-registrant)(er-help-desk)</text:p>
                </text:list-item>
                <text:list-item>
                  <text:p text:style-name="P4">(gov-registrant)(system-adminstrator)</text:p>
                </text:list-item>
                <text:list-item>
                  <text:p text:style-name="P4">(gov-registrant)(nrn-approver)(er-approver)</text:p>
                </text:list-item>
                <text:list-item>
                  <text:p text:style-name="P4">(gov-registrant)(nrn-reviewer)(er-reviewer)</text:p>
                </text:list-item>
              </text:list>
            </text:list-item>
            <text:list-item>
              <text:p text:style-name="P4"/>
            </text:list-item>
            <text:list-item>
              <text:p text:style-name="P4">Validate-Types</text:p>
              <text:list>
                <text:list-item>
                  <text:p text:style-name="P4">Character [format:AAA]</text:p>
                </text:list-item>
                <text:list-item>
                  <text:p text:style-name="P4">Numeric [format:NNNNNNNNNN]</text:p>
                </text:list-item>
                <text:list-item>
                  <text:p text:style-name="P4">OGC [format: ]</text:p>
                </text:list-item>
                <text:list-item>
                  <text:p text:style-name="P4">Phone [format: NNNNNNNNNN]</text:p>
                </text:list-item>
                <text:list-item>
                  <text:p text:style-name="P4">Street [AN]</text:p>
                </text:list-item>
                <text:list-item>
                  <text:p text:style-name="P4">City [format: AN]</text:p>
                </text:list-item>
                <text:list-item>
                  <text:p text:style-name="P4">Postal Code [format: NNNNN, NNNNNNNNN]</text:p>
                </text:list-item>
                <text:list-item>
                  <text:p text:style-name="P4">Datetime [format:]</text:p>
                </text:list-item>
              </text:list>
            </text:list-item>
            <text:list-item>
              <text:p text:style-name="P4">UI-Types</text:p>
              <text:list>
                <text:list-item>
                  <text:p text:style-name="P4">text</text:p>
                </text:list-item>
                <text:list-item>
                  <text:p text:style-name="P4">calendar</text:p>
                </text:list-item>
                <text:list-item>
                  <text:p text:style-name="P4">list</text:p>
                </text:list-item>
                <text:list-item>
                  <text:p text:style-name="P4">map</text:p>
                </text:list-item>
                <text:list-item>
                  <text:p text:style-name="P4">grid </text:p>
                </text:list-item>
                <text:list-item>
                  <text:p text:style-name="P4">label</text:p>
                </text:list-item>
              </text:list>
            </text:list-item>
            <text:list-item>
              <text:p text:style-name="P4">Button-Types</text:p>
              <text:list>
                <text:list-item>
                  <text:p text:style-name="P4">close-button</text:p>
                </text:list-item>
                <text:list-item>
                  <text:p text:style-name="P4">delete-button</text:p>
                </text:list-item>
                <text:list-item>
                  <text:p text:style-name="P4">edit-button</text:p>
                </text:list-item>
                <text:list-item>
                  <text:p text:style-name="P4">logout-button</text:p>
                </text:list-item>
                <text:list-item>
                  <text:p text:style-name="P4">new-button </text:p>
                </text:list-item>
                <text:list-item>
                  <text:p text:style-name="P4">save-button</text:p>
                </text:list-item>
                <text:list-item>
                  <text:p text:style-name="P4">goto-button [definition: take the user out of the current context to another.]</text:p>
                </text:list-item>
              </text:list>
            </text:list-item>
            <text:list-item>
              <text:p text:style-name="P4">Screen-Types</text:p>
              <text:list>
                <text:list-item>
                  <text:p text:style-name="P4">when no type is given then this means that the screen is a main/base screen</text:p>
                </text:list-item>
                <text:list-item>
                  <text:p text:style-name="P4">in-line [definition: in-line means to show the screen imbedded into the screen.]</text:p>
                </text:list-item>
                <text:list-item>
                  <text:p text:style-name="P4">overlay [definition: overly opens a screen in position over the existing screen.]</text:p>
                </text:list-item>
                <text:list-item>
                  <text:p text:style-name="P4">stub [definition: stub is a stand-in for another screen. ]</text:p>
                </text:list-item>
                <text:list-item>
                  <text:p text:style-name="P4">textblock [definition: shows a block of text ]</text:p>
                </text:list-item>
                <text:list-item>
                  <text:p text:style-name="P4">stand-alone [definition: an individual context]</text:p>
                </text:list-item>
              </text:list>
            </text:list-item>
            <text:list-item>
              <text:p text:style-name="P4">Display-Types</text:p>
              <text:list>
                <text:list-item>
                  <text:p text:style-name="P4">Date [format: MM-DD-YYYY]</text:p>
                </text:list-item>
                <text:list-item>
                  <text:p text:style-name="P4">Datetime [format: MM-DD-YYYY HH:MM:SS]</text:p>
                </text:list-item>
              </text:list>
            </text:list-item>
          </text:list>
          <text:p text:style-name="P4"/>
          <text:list text:continue-numbering="true">
            <text:list-header>
              <text:p text:style-name="P4"/>
            </text:list-header>
          </text:list>
        </text:list-item>
      </text:list>
      <text:p text:style-name="P1"/>
      <text:p text:style-name="P1"/>
      <text:list xml:id="list35325703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7DT20H36M56S</meta:editing-duration>
    <meta:editing-cycles>879</meta:editing-cycles>
    <meta:generator>OpenOffice.org/3.3$Win32 OpenOffice.org_project/330m20$Build-9567</meta:generator>
    <dc:date>2011-12-08T15:18:56.93</dc:date>
    <dc:creator>James Wilfong</dc:creator>
    <meta:document-statistic meta:table-count="0" meta:image-count="0" meta:object-count="0" meta:page-count="1" meta:paragraph-count="249" meta:word-count="1904" meta:character-count="23187"/>
    <meta:user-defined meta:name="Info 1"/>
    <meta:user-defined meta:name="Info 2"/>
    <meta:user-defined meta:name="Info 3"/>
    <meta:user-defined meta:name="Info 4"/>
  </office:meta>
</office:document-meta>
</file>